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nsolas2" svg:font-family="Consolas, 'Courier New', monospace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b66" officeooo:paragraph-rsid="000d8b66"/>
    </style:style>
    <style:style style:name="P2" style:family="paragraph" style:parent-style-name="Standard">
      <style:text-properties officeooo:rsid="0016b448" officeooo:paragraph-rsid="000d8b66"/>
    </style:style>
    <style:style style:name="P3" style:family="paragraph" style:parent-style-name="Standard">
      <style:text-properties officeooo:rsid="00180480" officeooo:paragraph-rsid="000d8b66"/>
    </style:style>
    <style:style style:name="P4" style:family="paragraph" style:parent-style-name="Standard">
      <style:text-properties officeooo:rsid="001e3ddb" officeooo:paragraph-rsid="000d8b66"/>
    </style:style>
    <style:style style:name="P5" style:family="paragraph" style:parent-style-name="Standard">
      <style:text-properties fo:font-weight="bold" officeooo:rsid="00180480" officeooo:paragraph-rsid="000d8b66" style:font-weight-asian="bold" style:font-weight-complex="bold"/>
    </style:style>
    <style:style style:name="P6" style:family="paragraph" style:parent-style-name="Standard">
      <style:text-properties officeooo:rsid="002222ca" officeooo:paragraph-rsid="000d8b66"/>
    </style:style>
    <style:style style:name="P7" style:family="paragraph" style:parent-style-name="Standard">
      <style:text-properties style:use-window-font-color="true" officeooo:rsid="002222ca" officeooo:paragraph-rsid="000d8b66"/>
    </style:style>
    <style:style style:name="P8" style:family="paragraph" style:parent-style-name="Standard">
      <style:text-properties style:use-window-font-color="true" officeooo:rsid="00180480" officeooo:paragraph-rsid="000d8b66"/>
    </style:style>
    <style:style style:name="P9" style:family="paragraph" style:parent-style-name="Standard">
      <style:text-properties style:use-window-font-color="true" officeooo:rsid="00238e3a" officeooo:paragraph-rsid="000d8b66"/>
    </style:style>
    <style:style style:name="P10" style:family="paragraph" style:parent-style-name="Standard">
      <style:text-properties style:use-window-font-color="true" officeooo:rsid="0016b448" officeooo:paragraph-rsid="000d8b66"/>
    </style:style>
    <style:style style:name="P11" style:family="paragraph" style:parent-style-name="Standard">
      <style:text-properties officeooo:rsid="00189965" officeooo:paragraph-rsid="000d8b66"/>
    </style:style>
    <style:style style:name="P12" style:family="paragraph" style:parent-style-name="Standard">
      <style:text-properties officeooo:rsid="001f8865" officeooo:paragraph-rsid="000d8b66"/>
    </style:style>
    <style:style style:name="P13" style:family="paragraph" style:parent-style-name="Standard">
      <style:text-properties officeooo:rsid="00205c95" officeooo:paragraph-rsid="000d8b66"/>
    </style:style>
    <style:style style:name="P14" style:family="paragraph" style:parent-style-name="Standard">
      <style:text-properties officeooo:rsid="00229a90" officeooo:paragraph-rsid="000d8b66"/>
    </style:style>
    <style:style style:name="P15" style:family="paragraph" style:parent-style-name="Standard">
      <style:text-properties officeooo:rsid="00233924" officeooo:paragraph-rsid="000d8b66"/>
    </style:style>
    <style:style style:name="P16" style:family="paragraph" style:parent-style-name="Standard">
      <style:text-properties officeooo:rsid="00271178" officeooo:paragraph-rsid="000d8b66"/>
    </style:style>
    <style:style style:name="P17" style:family="paragraph" style:parent-style-name="Standard">
      <style:text-properties officeooo:rsid="0012a9e2" officeooo:paragraph-rsid="000d8b66"/>
    </style:style>
    <style:style style:name="P18" style:family="paragraph" style:parent-style-name="Standard">
      <style:text-properties officeooo:rsid="00308034" officeooo:paragraph-rsid="000d8b66"/>
    </style:style>
    <style:style style:name="P19" style:family="paragraph" style:parent-style-name="Standard">
      <style:text-properties officeooo:paragraph-rsid="000d8b66"/>
    </style:style>
    <style:style style:name="P20" style:family="paragraph" style:parent-style-name="Text_20_body">
      <style:text-properties fo:font-variant="normal" fo:text-transform="none" style:use-window-font-color="true" style:font-name="Consolas1" fo:font-size="10.5pt" fo:letter-spacing="normal" fo:font-style="normal" fo:font-weight="normal" officeooo:rsid="00180480" officeooo:paragraph-rsid="000d8b66" fo:padding="0cm" fo:border="none"/>
    </style:style>
    <style:style style:name="P21" style:family="paragraph" style:parent-style-name="Text_20_body">
      <style:text-properties fo:font-variant="normal" fo:text-transform="none" style:use-window-font-color="true" style:font-name="Consolas1" fo:font-size="10.5pt" fo:letter-spacing="normal" fo:font-style="normal" fo:font-weight="normal" officeooo:rsid="002222ca" officeooo:paragraph-rsid="000d8b66" fo:padding="0cm" fo:border="none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fo:letter-spacing="normal" officeooo:paragraph-rsid="000d8b66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fo:letter-spacing="normal" officeooo:paragraph-rsid="000d8b66" fo:padding="0cm" fo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fo:letter-spacing="normal" officeooo:rsid="002c8090" officeooo:paragraph-rsid="000d8b66" fo:padding="0cm" fo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fo:letter-spacing="normal" officeooo:rsid="00304023" officeooo:paragraph-rsid="000d8b66" fo:padding="0cm" fo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fo:letter-spacing="normal" officeooo:rsid="00305473" officeooo:paragraph-rsid="000d8b66" fo:padding="0cm" fo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fo:letter-spacing="normal" officeooo:rsid="000ee37b" officeooo:paragraph-rsid="000ee37b" fo:padding="0cm" fo:border="none"/>
    </style:style>
    <style:style style:name="P28" style:family="paragraph" style:parent-style-name="Text_20_body" style:list-style-name="L3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style:font-name="Consolas1" fo:font-size="10.5pt" fo:letter-spacing="normal" fo:font-style="normal" fo:font-weight="normal" officeooo:paragraph-rsid="000d8b66" fo:padding="0cm" fo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style:font-name="Consolas1" fo:font-size="10.5pt" fo:letter-spacing="normal" fo:font-style="normal" fo:font-weight="normal" officeooo:paragraph-rsid="000d8b66" fo:padding="0cm" fo:border="none"/>
    </style:style>
    <style:style style:name="P30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style:font-name="Consolas1" fo:font-size="10.5pt" fo:letter-spacing="normal" fo:font-style="normal" fo:font-weight="normal" officeooo:rsid="00289d66" officeooo:paragraph-rsid="000d8b66" fo:padding="0cm" fo:border="none"/>
    </style:style>
    <style:style style:name="P31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fo:font-variant="normal" fo:text-transform="none" style:use-window-font-color="true" style:font-name="Consolas1" fo:font-size="10.5pt" fo:letter-spacing="normal" fo:font-style="normal" fo:font-weight="normal" officeooo:rsid="002ae12d" officeooo:paragraph-rsid="000d8b66" fo:padding="0cm" fo:border="none"/>
    </style:style>
    <style:style style:name="P32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officeooo:rsid="002ae12d" officeooo:paragraph-rsid="000d8b66"/>
    </style:style>
    <style:style style:name="P33" style:family="paragraph" style:parent-style-name="Text_20_body">
      <style:paragraph-properties fo:margin-left="0cm" fo:margin-right="0cm" fo:margin-top="0cm" fo:margin-bottom="0cm" style:contextual-spacing="false" style:line-height-at-least="0.476cm" fo:text-indent="0cm" style:auto-text-indent="false" fo:padding="0cm" fo:border="none"/>
      <style:text-properties style:use-window-font-color="true" officeooo:rsid="002ae12d" officeooo:paragraph-rsid="000d8b66"/>
    </style:style>
    <style:style style:name="P34" style:family="paragraph" style:parent-style-name="Preformatted_20_Text">
      <style:text-properties officeooo:rsid="00308034" officeooo:paragraph-rsid="000d8b66"/>
    </style:style>
    <style:style style:name="P35" style:family="paragraph" style:parent-style-name="Preformatted_20_Text">
      <style:paragraph-properties fo:margin-top="0cm" fo:margin-bottom="0cm" style:contextual-spacing="false" fo:text-align="start" style:justify-single-word="false" fo:padding="0cm" fo:border="none"/>
      <style:text-properties officeooo:rsid="000d8b66" officeooo:paragraph-rsid="000d8b66"/>
    </style:style>
    <style:style style:name="P36" style:family="paragraph" style:parent-style-name="Preformatted_20_Text">
      <style:paragraph-properties fo:margin-top="0cm" fo:margin-bottom="0cm" style:contextual-spacing="false" fo:text-align="start" style:justify-single-word="false" fo:padding="0cm" fo:border="none"/>
      <style:text-properties officeooo:paragraph-rsid="000d8b66"/>
    </style:style>
    <style:style style:name="T1" style:family="text">
      <style:text-properties fo:font-variant="normal" fo:text-transform="none" fo:color="#222222" style:font-name="Consolas" fo:font-size="9.75pt" fo:letter-spacing="normal" fo:font-style="normal" fo:font-weight="normal" officeooo:rsid="003162a2" fo:background-color="#eeeeee" loext:char-shading-value="0" fo:padding="0cm" fo:border="none"/>
    </style:style>
    <style:style style:name="T2" style:family="text">
      <style:text-properties fo:font-variant="normal" fo:text-transform="none" fo:color="#222222" style:font-name="Consolas" fo:font-size="9.75pt" fo:letter-spacing="normal" fo:font-style="normal" fo:font-weight="normal" fo:background-color="#eeeeee" loext:char-shading-value="0" fo:padding="0cm" fo:border="none"/>
    </style:style>
    <style:style style:name="T3" style:family="text">
      <style:text-properties fo:font-variant="normal" fo:text-transform="none" fo:color="#222222" style:font-name="Consolas" fo:font-size="9.75pt" fo:letter-spacing="normal" fo:font-style="normal" fo:font-weight="normal" officeooo:rsid="00308034" fo:background-color="#eeeeee" loext:char-shading-value="0" fo:padding="0cm" fo:border="none"/>
    </style:style>
    <style:style style:name="T4" style:family="text">
      <style:text-properties fo:font-variant="normal" fo:text-transform="none" fo:color="#222222" fo:letter-spacing="normal" fo:background-color="#eeeeee" loext:char-shading-value="0" fo:padding="0cm" fo:border="none"/>
    </style:style>
    <style:style style:name="T5" style:family="text">
      <style:text-properties fo:font-variant="normal" fo:text-transform="none" style:font-name="Consolas1" fo:font-size="10.5pt" fo:letter-spacing="normal" fo:font-style="normal" fo:font-weight="bold" fo:padding="0cm" fo:border="none"/>
    </style:style>
    <style:style style:name="T6" style:family="text">
      <style:text-properties fo:font-variant="normal" fo:text-transform="none" style:font-name="Consolas1" fo:font-size="10.5pt" fo:letter-spacing="normal" fo:font-style="normal" fo:font-weight="normal" fo:padding="0cm" fo:border="none"/>
    </style:style>
    <style:style style:name="T7" style:family="text">
      <style:text-properties fo:font-variant="normal" fo:text-transform="none" fo:letter-spacing="normal" fo:padding="0cm" fo:border="none"/>
    </style:style>
    <style:style style:name="T8" style:family="text">
      <style:text-properties fo:font-variant="normal" fo:text-transform="none" style:use-window-font-color="true" style:font-name="Consolas1" fo:font-size="10.5pt" fo:letter-spacing="normal" fo:font-style="normal" fo:font-weight="normal"/>
    </style:style>
    <style:style style:name="T9" style:family="text">
      <style:text-properties fo:font-variant="normal" fo:text-transform="none" style:use-window-font-color="true" style:font-name="Consolas1" fo:font-size="10.5pt" fo:letter-spacing="normal" fo:font-style="normal" fo:font-weight="normal" officeooo:rsid="00238e3a" fo:padding="0cm" fo:border="none"/>
    </style:style>
    <style:style style:name="T10" style:family="text">
      <style:text-properties fo:font-variant="normal" fo:text-transform="none" style:use-window-font-color="true" style:font-name="Consolas1" fo:font-size="10.5pt" fo:letter-spacing="normal" fo:font-style="normal" fo:font-weight="normal" fo:padding="0cm" fo:border="none"/>
    </style:style>
    <style:style style:name="T11" style:family="text">
      <style:text-properties fo:font-variant="normal" fo:text-transform="none" style:use-window-font-color="true" style:font-name="Consolas1" fo:font-size="10.5pt" fo:letter-spacing="normal" fo:font-style="normal" fo:font-weight="normal" officeooo:rsid="00263641" fo:padding="0cm" fo:border="none"/>
    </style:style>
    <style:style style:name="T12" style:family="text">
      <style:text-properties fo:font-variant="normal" fo:text-transform="none" style:use-window-font-color="true" fo:letter-spacing="normal" fo:padding="0cm" fo:border="none"/>
    </style:style>
    <style:style style:name="T13" style:family="text">
      <style:text-properties officeooo:rsid="001c3826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nsolas1" fo:font-size="10.5pt" fo:font-style="normal" fo:font-weight="normal"/>
    </style:style>
    <style:style style:name="T17" style:family="text">
      <style:text-properties style:font-name="Consolas1" fo:font-size="10.5pt" fo:font-style="normal" fo:font-weight="normal" officeooo:rsid="000d8b66"/>
    </style:style>
    <style:style style:name="T18" style:family="text">
      <style:text-properties style:font-name="Consolas1" fo:font-size="10.5pt" fo:font-style="normal" fo:font-weight="bold" style:font-weight-asian="bold" style:font-weight-complex="bold"/>
    </style:style>
    <style:style style:name="T19" style:family="text">
      <style:text-properties officeooo:rsid="00205c95"/>
    </style:style>
    <style:style style:name="T20" style:family="text">
      <style:text-properties officeooo:rsid="00257ade"/>
    </style:style>
    <style:style style:name="T21" style:family="text">
      <style:text-properties officeooo:rsid="00289d66"/>
    </style:style>
    <style:style style:name="T22" style:family="text">
      <style:text-properties fo:color="#000000" style:font-name="Consolas2" fo:font-weight="bold"/>
    </style:style>
    <style:style style:name="T23" style:family="text">
      <style:text-properties fo:color="#000000" style:font-name="Arial"/>
    </style:style>
    <style:style style:name="T24" style:family="text">
      <style:text-properties officeooo:rsid="000f9e3c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TORI, FUNTORI APPLICATIVI <text:s/>E MONADI</text:p>
      <text:p text:style-name="P1"/>
      <text:p text:style-name="P3">FUNTORI </text:p>
      <text:p text:style-name="P3"/>
      <text:p text:style-name="P3"><text:span text:style-name="T13">P</text:span>er definire strutture su cui possiamo spalmare delle cose</text:p>
      <text:p text:style-name="P4">Classe nata per rispondere alla domanda: Data una funzione di tipo <text:span text:style-name="T15">a → b</text:span> e un data type <text:span text:style-name="T15">f a</text:span>, come mappiamo la funzione sul data type per terminare con un <text:span text:style-name="T15">f b</text:span>?</text:p>
      <text:p text:style-name="P3"><text:tab/></text:p>
      <text:p text:style-name="P5">class Functor f where</text:p>
      <text:p text:style-name="P5"><text:tab/>fmap :: (a -&gt; b) -&gt; f a -&gt; f b </text:p>
      <text:p text:style-name="P3"><text:tab/><text:tab/></text:p>
      <text:p text:style-name="P3">--f è un tipo parametrico (type constructor) quindi (f a) indica il tipo concreto f che contiene degli a</text:p>
      <text:p text:style-name="P3">--le liste, Maybe, Either, IO sono funtori di defaul</text:p>
      <text:p text:style-name="P3"></text:p>
      <text:p text:style-name="P3">instance Functor [] where<text:tab/><text:tab/></text:p>
      <text:p text:style-name="P3"><text:tab/>fmap=map</text:p>
      <text:p text:style-name="P3"/>
      <text:p text:style-name="P20">fmap :: (Functor f) =&gt; (a -&gt; b) -&gt; f a -&gt; f b  </text:p>
      <text:p text:style-name="P3"/>
      <text:p text:style-name="P3">--rendiamo un albero un funtore</text:p>
      <text:p text:style-name="P3"><text:tab/></text:p>
      <text:p text:style-name="P3">data Tree a= EmptyTree | Node a (Tree a) (Tree a) </text:p>
      <text:p text:style-name="P3"><text:tab/><text:tab/><text:tab/>deriving (Eq,Show, Read);</text:p>
      <text:p text:style-name="P3"><text:tab/><text:tab/></text:p>
      <text:p text:style-name="P3">instance Functor Tree where</text:p>
      <text:p text:style-name="P3"><text:tab/><text:tab/>fmap f EmptyTree = EmptyTree</text:p>
      <text:p text:style-name="P3"><text:tab/><text:tab/>fmap f (Node x leftsub rightsub) = Node (f x)(fmap f leftsub) (fmap f rightsub)</text:p>
      <text:p text:style-name="P3"/>
      <text:p text:style-name="P6">data Maybe a=Just a | Nothing</text:p>
      <text:p text:style-name="P6"/>
      <text:p text:style-name="P21"><text:span text:style-name="T14">instance</text:span> Functor Maybe <text:span text:style-name="T14">where</text:span>  </text:p>
      <text:list xml:id="list2125465507837329857" text:style-name="L1">
        <text:list-item>
          <text:p text:style-name="P22">    <text:span text:style-name="T16">fmap f (Just x) = Just (f x)  </text:span></text:p>
        </text:list-item>
        <text:list-item>
          <text:p text:style-name="P22">    <text:span text:style-name="T16">fmap f Nothing = Nothing </text:span></text:p>
        </text:list-item>
      </text:list>
      <text:p text:style-name="P7"/>
      <text:p text:style-name="P8"/>
      <text:p text:style-name="P11">FUNTORI APPLICATIVI</text:p>
      <text:p text:style-name="P11"/>
      <text:p text:style-name="P12">Sono un estensione dei funtori. </text:p>
      <text:p text:style-name="P13"/>
      <text:p text:style-name="P14">Cosa scuccede se mappiamo una funzione come la * (2 parametri) su un funtore?</text:p>
      <text:p text:style-name="P15"/>
      <text:p text:style-name="P9"><text:span text:style-name="T5">let</text:span><text:span text:style-name="T7"> </text:span><text:span text:style-name="T6">a</text:span><text:span text:style-name="T7"> </text:span><text:span text:style-name="T6">= fmap (*) [1,2,3,4]</text:span></text:p>
      <text:p text:style-name="P19"><text:span text:style-name="T9">:t a → </text:span><text:span text:style-name="T8">a</text:span><text:span text:style-name="T12"> </text:span><text:span text:style-name="T10">:: [Integer</text:span><text:span text:style-name="T12"> </text:span><text:span text:style-name="T10">-&gt; Integer] </text:span></text:p>
      <text:p text:style-name="P19"><text:span text:style-name="T10"/></text:p>
      <text:p text:style-name="P12">Se abbiamo una funzione <text:span text:style-name="T15">a → b</text:span> wrappata in un funtore, come la applichiamo ad un altro?</text:p>
      <text:p text:style-name="P12">Es<text:span text:style-name="T19">e</text:span>mpio:</text:p>
      <text:p text:style-name="P12"><text:span text:style-name="T20">Abbiamo un funtore </text:span>Just(<text:span text:style-name="T20">3 *</text:span>) <text:span text:style-name="T20">e un funtore Just 5 → come estraiamo la funzione dal primo e mappiamo ne secondo?</text:span></text:p>
      <text:p text:style-name="P12">[(*2),(+4)] come applichiamo a [1,2,3] ?</text:p>
      <text:p text:style-name="P13"><text:span text:style-name="T9">Per questi motivi è nata la classe Applicati</text:span><text:span text:style-name="T11">ve.</text:span></text:p>
      <text:p text:style-name="P13"/>
      <text:p text:style-name="P11"><text:soft-page-break/>class (Functor f) =&gt; Applicative f where</text:p>
      <text:p text:style-name="P11">--da un valore a costruisco una scatolina con dentro a =&gt; f è un costruttore di tipo (scatolina)</text:p>
      <text:p text:style-name="P11">pure :: a -&gt; f a<text:tab/><text:tab/><text:tab/><text:tab/><text:tab/><text:tab/></text:p>
      <text:p text:style-name="P11"><text:span text:style-name="T11">(&lt;*&gt;) :: f (a -&gt; b) -&gt; f a -&gt; f b</text:span></text:p>
      <text:p text:style-name="P11"/>
      <text:p text:style-name="P19"><text:span text:style-name="T11">Per prima cosa se vogliamo costruire un costruttore di tipo Applicative deve per prima cosa essere un Funtore (possiamo quindi invorare su di esso fmap).</text:span></text:p>
      <text:p text:style-name="P19"/>
      <text:p text:style-name="P16"><text:span text:style-name="T11">P</text:span><text:span text:style-name="T10">ure → prende un valore di qualsiasi tipo e torna un funtore applicativo con questo valore all'interno</text:span></text:p>
      <text:p text:style-name="P16"><text:span text:style-name="T10"/></text:p>
      <text:list xml:id="list4015051204017630231" text:style-name="L3">
        <text:list-header>
          <text:p text:style-name="P28">(&lt;*&gt;) :: (Applicative f) =&gt; f (a -&gt; b) -&gt; f a -&gt; f b  </text:p>
        </text:list-header>
      </text:list>
      <text:p text:style-name="P29"/>
      <text:p text:style-name="P29"><text:span text:style-name="T21">Ricorda molto la firma di </text:span><text:span text:style-name="T22">fmap :: (a -&gt; b) -&gt; f a -&gt; f b</text:span><text:span text:style-name="T23">. </text:span></text:p>
      <text:p text:style-name="P30">E' una sorta di fmap rinforzata</text:p>
      <text:p text:style-name="P30">fmap: prende una funzione, un funtore e applica la funzione dentro al funtore</text:p>
      <text:p text:style-name="P29"><text:span text:style-name="T21">&lt;*&gt;: prende un funtore che ha una funzione wrappata e un altro funtore, estrae la funzione dal primo funtore e la mappa nel secondo.</text:span></text:p>
      <text:p text:style-name="P29"/>
      <text:p text:style-name="P32">Esempio:</text:p>
      <text:p text:style-name="P31"><text:span text:style-name="T14">instance</text:span> Applicative Maybe <text:span text:style-name="T14">where</text:span>  </text:p>
      <text:p text:style-name="P23"><text:s text:c="3"/> <text:span text:style-name="T16">pure = Just  </text:span></text:p>
      <text:p text:style-name="P23">    <text:span text:style-name="T16">Nothing &lt;*&gt; _ = Nothing  </text:span></text:p>
      <text:p text:style-name="P23">    <text:span text:style-name="T16">(Just f) &lt;*&gt; something = fmap f something </text:span></text:p>
      <text:p text:style-name="P23"/>
      <text:p text:style-name="P24"><text:span text:style-name="T18">instance</text:span><text:span text:style-name="T16"> Applicative [] </text:span><text:span text:style-name="T18">where</text:span><text:span text:style-name="T16"></text:span></text:p>
      <text:p text:style-name="P24"><text:span text:style-name="T16"><text:tab/>pure x = [x]</text:span></text:p>
      <text:p text:style-name="P24"><text:span text:style-name="T16"><text:tab/>fs &lt;*&gt; xs = [f x | f &lt;- fs, x &lt;- xs]</text:span></text:p>
      <text:p text:style-name="P24"/>
      <text:p text:style-name="P25"><text:span text:style-name="T16">let a=Just (+3)</text:span></text:p>
      <text:p text:style-name="P25"><text:span text:style-name="T16">:t a → a :: Maybe (Integer -&gt; Integer)</text:span></text:p>
      <text:p text:style-name="P25"/>
      <text:p text:style-name="P26"><text:span text:style-name="T16">a &lt;*&gt; Just (5) →</text:span><text:span text:style-name="T17"> Just(8)</text:span></text:p>
      <text:p text:style-name="P26"/>
      <text:p text:style-name="P27"><text:span text:style-name="T17">M</text:span><text:span text:style-name="T16">ONADI</text:span></text:p>
      <text:p text:style-name="P33"/>
      <text:p text:style-name="P10">Le monadi sono un'estensione dei Funtori applicativi, <text:span text:style-name="T24">utili per operazioni a catena</text:span></text:p>
      <text:p text:style-name="P2"/>
      <text:p text:style-name="P2">class Monad m where</text:p>
      <text:p text:style-name="P2"><text:tab/></text:p>
      <text:p text:style-name="P2">return ::a-&gt;m a<text:tab/><text:tab/>//valore base a messo dentro scatola m </text:p>
      <text:p text:style-name="P2"><text:tab/></text:p>
      <text:p text:style-name="P2">//2 parametri: a dentro una scatola m e una funzione</text:p>
      <text:p text:style-name="P2"/>
      <text:p text:style-name="P2">(&gt;&gt;=) :: m a -&gt; (a -&gt; m b)-&gt; m b<text:tab/>//estraggo a da scatola m, applico funzione (a -&gt; mb) e <text:tab/><text:tab/><text:tab/><text:tab/><text:tab/><text:tab/>otteniamo m con dentro b</text:p>
      <text:p text:style-name="P2">//2 parametri: a dentro una scatola m e b dentro una scatola m</text:p>
      <text:p text:style-name="P2">(&gt;&gt;) :: m a -&gt; m b -&gt; m b</text:p>
      <text:p text:style-name="P2">x &gt;&gt; y = x&gt;&gt;= \_ -&gt; y<text:tab/><text:tab/>//definizione di firma sopra -&gt; funzione che ignora suo argomento e <text:tab/><text:tab/><text:tab/><text:tab/>torna y</text:p>
      <text:p text:style-name="P2"><text:tab/>fail :: String -&gt; m a</text:p>
      <text:p text:style-name="P2"><text:tab/>fail msg = error msg </text:p>
      <text:p text:style-name="P2"></text:p>
      <text:p text:style-name="P2"><text:soft-page-break/>Maybe è una monade</text:p>
      <text:p text:style-name="P2"/>
      <text:p text:style-name="P2">instance Monad Maybe where </text:p>
      <text:p text:style-name="P2"><text:tab/>return x = Just x</text:p>
      <text:p text:style-name="P2"><text:tab/></text:p>
      <text:p text:style-name="P2"><text:tab/>Nothing &gt;&gt;= f = Nothing</text:p>
      <text:p text:style-name="P2"><text:tab/>Just x &gt;&gt;= f = f x</text:p>
      <text:p text:style-name="P2"><text:tab/>fail _ = Nothing</text:p>
      <text:p text:style-name="P17"/>
      <text:p text:style-name="P18">Esempio:</text:p>
      <text:p text:style-name="P34"><text:span text:style-name="Source_20_Text"><text:span text:style-name="T2">[x*2 | x&lt;-[1..10], odd x]</text:span></text:span></text:p>
      <text:p text:style-name="P18">=</text:p>
      <text:p text:style-name="P34"><text:span text:style-name="Source_20_Text"><text:span text:style-name="T2">do</text:span></text:span></text:p>
      <text:p text:style-name="P36"><text:span text:style-name="Source_20_Text"><text:span text:style-name="T4"><text:s text:c="3"/></text:span></text:span><text:span text:style-name="Source_20_Text"><text:span text:style-name="T2">x &lt;- [1..10]</text:span></text:span></text:p>
      <text:p text:style-name="P36"><text:span text:style-name="Source_20_Text"><text:span text:style-name="T4"><text:s text:c="3"/></text:span></text:span><text:span text:style-name="Source_20_Text"><text:span text:style-name="T2">if odd x </text:span></text:span></text:p>
      <text:p text:style-name="P36"><text:span text:style-name="Source_20_Text"><text:span text:style-name="T4"><text:s text:c="7"/></text:span></text:span><text:span text:style-name="Source_20_Text"><text:span text:style-name="T2">then [x * 2] </text:span></text:span></text:p>
      <text:p text:style-name="P36"><text:span text:style-name="Source_20_Text"><text:span text:style-name="T4"><text:s text:c="7"/></text:span></text:span><text:span text:style-name="Source_20_Text"><text:span text:style-name="T2">else []</text:span></text:span></text:p>
      <text:p text:style-name="P36"><text:span text:style-name="Source_20_Text"><text:span text:style-name="T3">=</text:span></text:span></text:p>
      <text:p text:style-name="P36"><text:span text:style-name="Source_20_Text"><text:span text:style-name="T2">[1..10] &gt;&gt;= (\x -&gt; if odd x then [x*2] else [])</text:span></text:span></text:p>
      <text:p text:style-name="P36"/>
      <text:p text:style-name="P36"><text:span text:style-name="Source_20_Text"><text:span text:style-name="T2">putStrLn "What is your name?"</text:span></text:span></text:p>
      <text:p text:style-name="P36"><text:span text:style-name="Source_20_Text"><text:span text:style-name="T2">&gt;&gt;= (\_ -&gt; getLine)</text:span></text:span></text:p>
      <text:p text:style-name="P36"><text:span text:style-name="Source_20_Text"><text:span text:style-name="T2">&gt;&gt;= (\name -&gt; putStrLn ("Welcome, " ++ name ++ "!"))</text:span></text:span></text:p>
      <text:p text:style-name="P36"/>
      <text:p text:style-name="P35"><text:span text:style-name="Source_20_Text"><text:span text:style-name="T1">Utili per le operazioni a cate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Consolas2" svg:font-family="Consolas, 'Courier New', monospace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7:51:42.381251597</meta:creation-date>
    <dc:date>2015-02-10T17:55:54.993762993</dc:date>
    <meta:editing-duration>PT1M19S</meta:editing-duration>
    <meta:editing-cycles>4</meta:editing-cycles>
    <meta:generator>LibreOffice/4.2.6.3$Linux_X86_64 LibreOffice_project/420m0$Build-3</meta:generator>
    <meta:document-statistic meta:table-count="0" meta:image-count="0" meta:object-count="0" meta:page-count="3" meta:paragraph-count="93" meta:word-count="694" meta:character-count="3504" meta:non-whitespace-character-count="2752"/>
  </office:meta>
</office:document-meta>
</file>